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576cm" fo:min-width="2.23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565cm" fo:min-width="2.61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576cm" fo:min-width="1.596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576cm" fo:min-width="2.104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objectwithoutfill">
      <style:graphic-properties draw:fill="none" draw:fill-color="#ffffff" draw:textarea-vertical-align="middle"/>
    </style:style>
    <style:style style:name="gr8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9" style:family="graphic" style:parent-style-name="objectwithoutfill">
      <style:graphic-properties draw:stroke="dash" draw:stroke-dash="large_20_dashes" draw:fill="none" draw:fill-color="#ffffff" draw:textarea-vertical-align="middle"/>
    </style:style>
    <style:style style:name="gr10" style:family="graphic" style:parent-style-name="standard">
      <style:graphic-properties draw:stroke="solid" svg:stroke-color="#000000" draw:fill="solid" draw:fill-color="#ffffff" draw:auto-grow-width="true" fo:min-height="0.04cm" fo:min-width="1.915cm" fo:padding-top="0.051cm" fo:padding-bottom="0.051cm" fo:padding-left="0.102cm" fo:padding-right="0.102cm"/>
    </style:style>
    <style:style style:name="gr11" style:family="graphic" style:parent-style-name="standard">
      <style:graphic-properties draw:stroke="solid" svg:stroke-color="#000000" draw:fill="solid" draw:fill-color="#ffffff" draw:auto-grow-width="true" fo:min-height="0.395cm" fo:min-width="1.7cm" fo:padding-top="0.051cm" fo:padding-bottom="0.051cm" fo:padding-left="0.102cm" fo:padding-right="0.102cm"/>
    </style:style>
    <style:style style:name="gr12" style:family="graphic" style:parent-style-name="standard">
      <style:graphic-properties draw:stroke="solid" svg:stroke-color="#000000" draw:fill="solid" draw:fill-color="#ffffff" draw:auto-grow-width="true" fo:min-height="0.395cm" fo:min-width="0.818cm" fo:padding-top="0.051cm" fo:padding-bottom="0.051cm" fo:padding-left="0.102cm" fo:padding-right="0.102cm"/>
    </style:style>
    <style:style style:name="gr13" style:family="graphic" style:parent-style-name="standard">
      <style:graphic-properties draw:stroke="solid" svg:stroke-color="#000000" draw:fill="solid" draw:fill-color="#ffffff" draw:auto-grow-width="true" fo:min-height="0.334cm" fo:min-width="1.776cm" fo:padding-top="0.051cm" fo:padding-bottom="0.051cm" fo:padding-left="0.102cm" fo:padding-right="0.102cm"/>
    </style:style>
    <style:style style:name="gr14" style:family="graphic" style:parent-style-name="standard">
      <style:graphic-properties draw:stroke="solid" svg:stroke-color="#000000" draw:fill="solid" draw:fill-color="#ffffff" draw:auto-grow-width="true" fo:min-height="0.361cm" fo:min-width="2.466cm" fo:padding-top="0.051cm" fo:padding-bottom="0.051cm" fo:padding-left="0.102cm" fo:padding-right="0.102cm"/>
    </style:style>
    <style:style style:name="gr15" style:family="graphic" style:parent-style-name="standard">
      <style:graphic-properties draw:stroke="solid" svg:stroke-color="#000000" draw:fill="solid" draw:fill-color="#ffffff" draw:auto-grow-width="true" fo:min-height="0.395cm" fo:min-width="0.536cm" fo:padding-top="0.051cm" fo:padding-bottom="0.051cm" fo:padding-left="0.102cm" fo:padding-right="0.102cm"/>
    </style:style>
    <style:style style:name="gr16" style:family="graphic" style:parent-style-name="standard">
      <style:graphic-properties draw:stroke="solid" svg:stroke-color="#000000" draw:fill="solid" draw:fill-color="#ffffff" draw:auto-grow-width="true" fo:min-height="0.395cm" fo:min-width="1.399cm" fo:padding-top="0.051cm" fo:padding-bottom="0.051cm" fo:padding-left="0.102cm" fo:padding-right="0.102cm"/>
    </style:style>
    <style:style style:name="gr17" style:family="graphic" style:parent-style-name="standard">
      <style:graphic-properties draw:stroke="solid" svg:stroke-color="#000000" draw:fill="solid" draw:fill-color="#ffffff" draw:auto-grow-width="true" fo:min-height="0.395cm" fo:min-width="1.244cm" fo:padding-top="0.051cm" fo:padding-bottom="0.051cm" fo:padding-left="0.102cm" fo:padding-right="0.102cm"/>
    </style:style>
    <style:style style:name="gr18" style:family="graphic" style:parent-style-name="standard">
      <style:graphic-properties draw:stroke="solid" svg:stroke-color="#000000" draw:fill="solid" draw:fill-color="#ffffff" draw:auto-grow-width="true" fo:min-height="0.395cm" fo:min-width="0.632cm" fo:padding-top="0.051cm" fo:padding-bottom="0.051cm" fo:padding-left="0.102cm" fo:padding-right="0.10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text-properties fo:font-size="10pt" style:font-size-asian="18pt" style:font-size-complex="18pt"/>
    </style:style>
    <style:style style:name="P5" style:family="paragraph">
      <loext:graphic-properties draw:fill="solid" draw:fill-color="#ffffff"/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31cm" svg:height="0.826cm" svg:x="2.587cm" svg:y="2.5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11cm" svg:height="0.815cm" svg:x="6.969cm" svg:y="2.5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096cm" svg:height="0.826cm" svg:x="11.985cm" svg:y="2.5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604cm" svg:height="0.826cm" svg:x="16.303cm" svg:y="2.587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651cm" svg:height="0.962cm" svg:x="2.667cm" svg:y="2.524cm">
          <draw:text-box>
            <text:p>Farmer</text:p>
          </draw:text-box>
        </draw:frame>
        <draw:frame draw:style-name="gr6" draw:text-style-name="P2" draw:layer="layout" svg:width="3.016cm" svg:height="0.962cm" svg:x="7.043cm" svg:y="2.524cm">
          <draw:text-box>
            <text:p>Contract</text:p>
          </draw:text-box>
        </draw:frame>
        <draw:frame draw:style-name="gr5" draw:text-style-name="P2" draw:layer="layout" svg:width="2.081cm" svg:height="0.962cm" svg:x="12.049cm" svg:y="2.524cm">
          <draw:text-box>
            <text:p>Bank</text:p>
          </draw:text-box>
        </draw:frame>
        <draw:frame draw:style-name="gr6" draw:text-style-name="P2" draw:layer="layout" svg:width="2.54cm" svg:height="0.962cm" svg:x="16.383cm" svg:y="2.524cm">
          <draw:text-box>
            <text:p>Insurer</text:p>
          </draw:text-box>
        </draw:frame>
        <draw:line draw:style-name="gr7" draw:text-style-name="P3" draw:layer="layout" svg:x1="3.952cm" svg:y1="3.413cm" svg:x2="3.952cm" svg:y2="13.255cm">
          <text:p/>
        </draw:line>
        <draw:line draw:style-name="gr7" draw:text-style-name="P3" draw:layer="layout" svg:x1="8.524cm" svg:y1="3.413cm" svg:x2="8.524cm" svg:y2="13.573cm">
          <text:p/>
        </draw:line>
        <draw:line draw:style-name="gr7" draw:text-style-name="P3" draw:layer="layout" svg:x1="13.033cm" svg:y1="3.413cm" svg:x2="13.033cm" svg:y2="13.827cm">
          <text:p/>
        </draw:line>
        <draw:line draw:style-name="gr7" draw:text-style-name="P3" draw:layer="layout" svg:x1="17.605cm" svg:y1="3.413cm" svg:x2="17.605cm" svg:y2="14.144cm">
          <text:p/>
        </draw:line>
        <draw:line draw:style-name="gr8" draw:text-style-name="P3" draw:layer="layout" svg:x1="3.921cm" svg:y1="4.302cm" svg:x2="8.493cm" svg:y2="4.492cm">
          <text:p/>
        </draw:line>
        <draw:line draw:style-name="gr8" draw:text-style-name="P3" draw:layer="layout" svg:x1="8.556cm" svg:y1="4.619cm" svg:x2="17.573cm" svg:y2="4.937cm">
          <text:p/>
        </draw:line>
        <draw:line draw:style-name="gr8" draw:text-style-name="P3" draw:layer="layout" svg:x1="17.573cm" svg:y1="5.754cm" svg:x2="13.065cm" svg:y2="5.945cm">
          <text:p/>
        </draw:line>
        <draw:line draw:style-name="gr8" draw:text-style-name="P3" draw:layer="layout" svg:x1="17.573cm" svg:y1="6.508cm" svg:x2="8.556cm" svg:y2="6.953cm">
          <text:p/>
        </draw:line>
        <draw:line draw:style-name="gr8" draw:text-style-name="P3" draw:layer="layout" svg:x1="13.001cm" svg:y1="7.643cm" svg:x2="8.556cm" svg:y2="7.897cm">
          <text:p/>
        </draw:line>
        <draw:line draw:style-name="gr8" draw:text-style-name="P3" draw:layer="layout" svg:x1="8.493cm" svg:y1="8.151cm" svg:x2="3.984cm" svg:y2="8.469cm">
          <text:p/>
        </draw:line>
        <draw:line draw:style-name="gr9" draw:text-style-name="P3" draw:layer="layout" svg:x1="1.635cm" svg:y1="9.167cm" svg:x2="19.732cm" svg:y2="9.167cm">
          <text:p/>
        </draw:line>
        <draw:line draw:style-name="gr8" draw:text-style-name="P3" draw:layer="layout" svg:x1="3.984cm" svg:y1="9.866cm" svg:x2="8.493cm" svg:y2="10.183cm">
          <text:p/>
        </draw:line>
        <draw:line draw:style-name="gr8" draw:text-style-name="P3" draw:layer="layout" svg:x1="8.556cm" svg:y1="10.501cm" svg:x2="13.001cm" svg:y2="10.818cm">
          <text:p/>
        </draw:line>
        <draw:line draw:style-name="gr8" draw:text-style-name="P3" draw:layer="layout" svg:x1="13.001cm" svg:y1="11.436cm" svg:x2="8.556cm" svg:y2="11.88cm">
          <text:p/>
        </draw:line>
        <draw:line draw:style-name="gr8" draw:text-style-name="P3" draw:layer="layout" svg:x1="8.556cm" svg:y1="12.134cm" svg:x2="17.573cm" svg:y2="12.769cm">
          <text:p/>
        </draw:line>
        <draw:line draw:style-name="gr8" draw:text-style-name="P3" draw:layer="layout" svg:x1="8.493cm" svg:y1="12.134cm" svg:x2="3.984cm" svg:y2="12.515cm">
          <text:p/>
        </draw:line>
        <draw:frame draw:style-name="gr10" draw:text-style-name="P5" draw:layer="layout" svg:width="2.119cm" svg:height="0.497cm" draw:transform="rotate (0.00767944870877505) translate (4.909cm 4.191cm)">
          <draw:text-box>
            <text:p text:style-name="P4"><text:span text:style-name="T1">request bids</text:span></text:p>
          </draw:text-box>
        </draw:frame>
        <draw:frame draw:style-name="gr11" draw:text-style-name="P5" draw:layer="layout" svg:width="2.119cm" svg:height="0.497cm" draw:transform="rotate (0.00767944870877505) translate (11.178cm 4.503cm)">
          <draw:text-box>
            <text:p text:style-name="P4"><text:span text:style-name="T1">request bids</text:span></text:p>
          </draw:text-box>
        </draw:frame>
        <draw:frame draw:style-name="gr12" draw:text-style-name="P5" draw:layer="layout" svg:width="1.984cm" svg:height="0.497cm" draw:transform="rotate (0.00767944870877505) translate (14.335cm 5.583cm)">
          <draw:text-box>
            <text:p text:style-name="P4"><text:span text:style-name="T1">$ in escrow</text:span></text:p>
          </draw:text-box>
        </draw:frame>
        <draw:frame draw:style-name="gr13" draw:text-style-name="P5" draw:layer="layout" svg:width="1.98cm" svg:height="0.497cm" draw:transform="rotate (0.00767944870877505) translate (12.612cm 6.414cm)">
          <draw:text-box>
            <text:p text:style-name="P4"><text:span text:style-name="T1">bids signed</text:span></text:p>
          </draw:text-box>
        </draw:frame>
        <draw:frame draw:style-name="gr14" draw:text-style-name="P5" draw:layer="layout" svg:width="2.67cm" svg:height="0.497cm" draw:transform="rotate (0.00767944870877505) translate (9.694cm 7.469cm)">
          <draw:text-box>
            <text:p text:style-name="P4"><text:span text:style-name="T1">escrow promise</text:span></text:p>
          </draw:text-box>
        </draw:frame>
        <draw:frame draw:style-name="gr15" draw:text-style-name="P5" draw:layer="layout" svg:width="1.374cm" svg:height="0.497cm" draw:transform="rotate (0.00767944870877505) translate (5.818cm 7.997cm)">
          <draw:text-box>
            <text:p text:style-name="P4"><text:span text:style-name="T1">bids list</text:span></text:p>
          </draw:text-box>
        </draw:frame>
        <draw:frame draw:style-name="gr15" draw:text-style-name="P5" draw:layer="layout" svg:width="1.785cm" svg:height="0.497cm" draw:transform="rotate (0.00767944870877505) translate (5.197cm 9.775cm)">
          <draw:text-box>
            <text:p text:style-name="P4"><text:span text:style-name="T1">buy with $</text:span></text:p>
          </draw:text-box>
        </draw:frame>
        <draw:frame draw:style-name="gr16" draw:text-style-name="P5" draw:layer="layout" svg:width="1.671cm" svg:height="0.497cm" draw:transform="rotate (0.00767944870877505) translate (9.953cm 10.409cm)">
          <draw:text-box>
            <text:p text:style-name="P4"><text:span text:style-name="T1">request $</text:span></text:p>
          </draw:text-box>
        </draw:frame>
        <draw:frame draw:style-name="gr17" draw:text-style-name="P5" draw:layer="layout" svg:width="1.552cm" svg:height="0.497cm" draw:transform="rotate (0.00767944870877505) translate (10.112cm 11.362cm)">
          <draw:text-box>
            <text:p text:style-name="P4"><text:span text:style-name="T1">$ moved</text:span></text:p>
          </draw:text-box>
        </draw:frame>
        <draw:frame draw:style-name="gr18" draw:text-style-name="P5" draw:layer="layout" svg:width="0.985cm" svg:height="0.497cm" draw:transform="rotate (0.00767944870877505) translate (12.33cm 12.123cm)">
          <draw:text-box>
            <text:p text:style-name="P4"><text:span text:style-name="T1">done</text:span></text:p>
          </draw:text-box>
        </draw:frame>
        <draw:frame draw:style-name="gr18" draw:text-style-name="P5" draw:layer="layout" svg:width="0.985cm" svg:height="0.497cm" draw:transform="rotate (0.00767944870877505) translate (5.916cm 12.06cm)">
          <draw:text-box>
            <text:p text:style-name="P4"><text:span text:style-name="T1">do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large_20_dashes" draw:display-name="large dashes" draw:style="rect" draw:dots1="1" draw:dots1-length="0.254cm" draw:distance="0.254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4T11:11:18.378558337</meta:creation-date>
    <dc:date>2018-06-04T11:52:19.814458629</dc:date>
    <meta:editing-duration>PT30M44S</meta:editing-duration>
    <meta:editing-cycles>11</meta:editing-cycles>
    <meta:generator>LibreOffice/5.1.6.2$Linux_X86_64 LibreOffice_project/10m0$Build-2</meta:generator>
    <meta:document-statistic meta:object-count="35"/>
  </office:meta>
</office:document-meta>
</file>